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Ubuntu" svg:font-family="Ubuntu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6.207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12.252cm"/>
    </style:style>
    <style:style style:name="co6" style:family="table-column">
      <style:table-column-properties fo:break-before="auto" style:column-width="0.367cm"/>
    </style:style>
    <style:style style:name="co7" style:family="table-column">
      <style:table-column-properties fo:break-before="auto" style:column-width="20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8.019cm" fo:break-before="auto" style:use-optimal-row-height="false"/>
    </style:style>
    <style:style style:name="ro4" style:family="table-row">
      <style:table-row-properties style:row-height="12.5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eeeeee" style:font-name="Calibri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eeeeee" style:font-name="Calibri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36699" style:text-align-source="fix" style:repeat-content="false" style:vertical-align="middle"/>
      <style:paragraph-properties fo:text-align="center"/>
      <style:text-properties fo:color="#eeeeee" style:font-name="Calibri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/>
      <style:text-properties style:font-name="Calibri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eeeeee" style:font-name="Calibri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ff"/>
      <style:text-properties style:font-name="Calibri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003300" style:text-align-source="fix" style:repeat-content="false" style:vertical-align="middle"/>
      <style:paragraph-properties fo:text-align="center"/>
      <style:text-properties fo:color="#eeeeee" style:font-name="Calibri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3300" style:text-align-source="fix" style:repeat-content="false" style:vertical-align="middle"/>
      <style:paragraph-properties fo:text-align="center"/>
      <style:text-properties fo:color="#dddddd" style:font-name="Calibri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ddddd"/>
      <style:text-properties style:font-name="Calibri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style:font-name="Calibri"/>
    </style:style>
    <style:style style:name="gr1" style:family="graphic">
      <style:graphic-properties svg:stroke-color="#ffffff" draw:fill="solid" draw:fill-color="#3399ff" draw:textarea-vertical-align="middle" draw:auto-grow-height="false" fo:min-height="2.298cm" fo:min-width="2.451cm"/>
    </style:style>
    <style:style style:name="gr2" style:family="graphic">
      <style:graphic-properties svg:stroke-color="#ffffff" draw:fill="solid" draw:fill-color="#3399ff" draw:textarea-vertical-align="middle" draw:auto-grow-height="false" fo:min-height="2.128cm" fo:min-width="10.589cm"/>
    </style:style>
    <style:style style:name="gr3" style:family="graphic">
      <style:graphic-properties svg:stroke-color="#ffffff" draw:fill="solid" draw:fill-color="#3399ff" draw:textarea-vertical-align="middle" draw:auto-grow-height="false" fo:min-height="4.441cm" fo:min-width="1.675cm"/>
    </style:style>
    <style:style style:name="gr4" style:family="graphic">
      <style:graphic-properties svg:stroke-color="#ffffff" draw:fill="solid" draw:fill-color="#3399ff" draw:textarea-horizontal-align="justify" draw:textarea-vertical-align="middle" draw:auto-grow-height="false" fo:min-height="0.42cm" fo:min-width="13.004cm"/>
    </style:style>
    <style:style style:name="gr5" style:family="graphic">
      <style:graphic-properties svg:stroke-color="#ffffff" draw:fill="solid" draw:fill-color="#3399ff" draw:textarea-vertical-align="middle" draw:auto-grow-height="false" fo:min-height="2.275cm" fo:min-width="8.244cm"/>
    </style:style>
    <style:style style:name="gr6" style:family="graphic">
      <style:graphic-properties svg:stroke-color="#ffffff" draw:fill="solid" draw:fill-color="#3399ff" draw:textarea-vertical-align="middle" draw:auto-grow-height="false" fo:min-height="4.368cm" fo:min-width="3.18cm"/>
    </style:style>
    <style:style style:name="gr7" style:family="graphic">
      <style:graphic-properties svg:stroke-color="#ffffff" draw:fill="solid" draw:fill-color="#3399ff" draw:textarea-vertical-align="middle" draw:auto-grow-height="false" fo:min-height="3.42cm" fo:min-width="9.036cm"/>
    </style:style>
    <style:style style:name="gr8" style:family="graphic">
      <style:graphic-properties svg:stroke-color="#ffffff" draw:fill="solid" draw:fill-color="#3399ff" draw:textarea-vertical-align="middle" draw:auto-grow-height="false" fo:min-height="2.298cm" fo:min-width="2.45cm"/>
    </style:style>
    <style:style style:name="gr9" style:family="graphic">
      <style:graphic-properties svg:stroke-color="#ffffff" draw:fill="solid" draw:fill-color="#3399ff" draw:textarea-vertical-align="middle" draw:auto-grow-height="false" fo:min-height="2.355cm" fo:min-width="3.49cm"/>
    </style:style>
    <style:style style:name="gr10" style:family="graphic">
      <style:graphic-properties svg:stroke-color="#ffffff" draw:fill="solid" draw:fill-color="#3399ff" draw:textarea-vertical-align="middle" draw:auto-grow-height="false" fo:min-height="2.354cm" fo:min-width="8.728cm"/>
    </style:style>
    <style:style style:name="gr11" style:family="graphic">
      <style:graphic-properties svg:stroke-color="#ffffff" draw:fill="solid" draw:fill-color="#3399ff" draw:textarea-vertical-align="middle" draw:auto-grow-height="false" fo:min-height="2.142cm" fo:min-width="12.398cm"/>
    </style:style>
    <style:style style:name="P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size-asian="13pt" style:font-size-complex="13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2pt" style:font-size-asian="12pt" style:font-size-complex="12pt" fo:font-weight="bold" style:font-weight-asian="bold" style:font-weight-complex="bold" fo:color="#006666"/>
    </style:style>
    <style:style style:name="T6" style:family="text">
      <style:text-properties style:font-name="Calibri" fo:font-size="12pt" style:font-size-asian="12pt" style:font-size-complex="12pt" fo:color="#006600"/>
    </style:style>
    <style:style style:name="T7" style:family="text">
      <style:text-properties style:font-name="Calibri" fo:font-size="12pt" style:font-size-asian="12pt" style:font-size-complex="12pt" fo:font-weight="bold" style:font-weight-asian="bold" style:font-weight-complex="bold" fo:color="#006699"/>
    </style:style>
    <style:style style:name="T8" style:family="text">
      <style:text-properties style:font-name="Calibri" fo:font-size="12pt" style:font-size-asian="12pt" style:font-size-complex="12pt" fo:color="#006666"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fo:color="#006666" fo:font-weight="bold" style:font-weight-asian="bold" style:font-weight-complex="bold"/>
    </style:style>
    <style:style style:name="T11" style:family="text">
      <style:text-properties fo:font-size="12pt" style:font-size-asian="12pt" style:font-size-complex="12pt" fo:color="#006600"/>
    </style:style>
    <style:style style:name="T12" style:family="text">
      <style:text-properties fo:font-size="12pt" style:font-size-asian="12pt" style:font-size-complex="12pt" fo:font-weight="bold" style:font-weight-asian="bold" style:font-weight-complex="bold" fo:color="#006699"/>
    </style:style>
    <style:style style:name="T13" style:family="text">
      <style:text-properties fo:font-size="12pt" style:font-size-asian="12pt" style:font-size-complex="12pt" fo:font-weight="bold" style:font-weight-asian="bold" style:font-weight-complex="bold" fo:color="#006666"/>
    </style:style>
  </office:automatic-styles>
  <office:body>
    <office:spreadsheet>
      <table:table table:name="Feuille1" table:style-name="ta1">
        <table:shapes>
          <draw:custom-shape draw:z-index="0" draw:style-name="gr1" draw:text-style-name="P1" svg:width="2.45cm" svg:height="2.298cm" svg:x="5.198cm" svg:y="0.744cm">
            <text:p/>
            <draw:enhanced-geometry svg:viewBox="0 0 21600 21600" draw:text-areas="0 0 21600 21600" draw:mirror-vertical="false" draw:mirror-horizontal="true" draw:type="circular-arrow" draw:modifiers="-30.5528822056005 87.2912663810273 10163.073514127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1" draw:style-name="gr2" draw:text-style-name="P1" svg:width="10.589cm" svg:height="2.128cm" svg:x="11.453cm" svg:y="2.801cm">
            <text:p/>
            <draw:enhanced-geometry svg:viewBox="0 0 21600 21600" draw:text-areas="0 0 21600 21600" draw:mirror-vertical="false" draw:mirror-horizontal="true" draw:type="circular-arrow" draw:modifiers="11.666093357243 87.2912663810273 10163.073514127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2" draw:style-name="gr3" draw:text-style-name="P1" svg:width="1.675cm" svg:height="4.441cm" draw:transform="rotate (1.5707963267949) translate (23.379cm 10.164c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3" draw:style-name="gr4" table:table-background="true" svg:width="14.861cm" svg:height="0.838cm" svg:x="23.371cm" svg:y="5.5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draw:text-style-name="P1" svg:width="8.243cm" svg:height="2.274cm" svg:x="9.493cm" svg:y="8.963cm">
            <text:p/>
            <draw:enhanced-geometry svg:viewBox="0 0 21600 21600" draw:text-areas="0 0 21600 21600" draw:mirror-vertical="false" draw:mirror-horizontal="false" draw:type="circular-arrow" draw:modifiers="-8.76770453669019 87.2912663810273 10163.073514127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5" draw:style-name="gr6" draw:text-style-name="P1" svg:width="3.179cm" svg:height="4.367cm" svg:x="4.354cm" svg:y="6.902cm">
            <text:p/>
            <draw:enhanced-geometry svg:viewBox="0 0 21600 21600" draw:text-areas="0 0 21600 21600" draw:mirror-vertical="false" draw:mirror-horizontal="false" draw:type="circular-arrow" draw:modifiers="84.1994678732651 -92.7633237370742 10144.21324826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6" draw:style-name="gr7" draw:text-style-name="P1" svg:width="9.036cm" svg:height="3.42cm" svg:x="9.341cm" svg:y="2.65cm">
            <text:p/>
            <draw:enhanced-geometry svg:viewBox="0 0 21600 21600" draw:text-areas="0 0 21600 21600" draw:mirror-vertical="true" draw:mirror-horizontal="false" draw:type="circular-arrow" draw:modifiers="9.0030349830393 87.2912663810273 10163.073514127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1" svg:width="2.45cm" svg:height="2.298cm" svg:x="4.999cm" svg:y="1.107cm">
            <text:p/>
            <draw:enhanced-geometry svg:viewBox="0 0 21600 21600" draw:text-areas="0 0 21600 21600" draw:mirror-vertical="true" draw:mirror-horizontal="false" draw:type="circular-arrow" draw:modifiers="-30.5528822056005 87.2912663810273 10163.073514127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8" draw:style-name="gr9" draw:text-style-name="P1" table:table-background="true" svg:width="3.489cm" svg:height="2.354cm" svg:x="11.043cm" svg:y="5.171cm">
            <text:p/>
            <draw:enhanced-geometry svg:viewBox="0 0 21600 21600" draw:text-areas="0 0 21600 21600" draw:mirror-vertical="false" draw:mirror-horizontal="false" draw:type="circular-arrow" draw:modifiers="-30.5528822056005 87.2185084781722 10079.03409383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9" draw:style-name="gr10" draw:text-style-name="P1" svg:width="8.728cm" svg:height="2.354cm" svg:x="12.891cm" svg:y="5.745cm">
            <text:p/>
            <draw:enhanced-geometry svg:viewBox="0 0 21600 21600" draw:text-areas="0 0 21600 21600" draw:mirror-vertical="true" draw:mirror-horizontal="true" draw:type="circular-arrow" draw:modifiers="0.0253488732239694 87.2185084781722 10079.03409383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10" draw:style-name="gr11" draw:text-style-name="P1" svg:width="12.397cm" svg:height="2.141cm" svg:x="8.051cm" svg:y="5.518cm">
            <text:p/>
            <draw:enhanced-geometry svg:viewBox="0 0 21600 21600" draw:text-areas="0 0 21600 21600" draw:mirror-vertical="false" draw:mirror-horizontal="false" draw:type="circular-arrow" draw:modifiers="-8.76770453669019 87.2912663810273 10163.073514127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office:value-type="string" calcext:value-type="string">
            <text:p>CLIENT</text:p>
          </table:table-cell>
          <table:table-cell table:style-name="ce5" office:value-type="string" calcext:value-type="string">
            <text:p>5. REPONSE HTTP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style-name="ce2"/>
          <table:table-cell table:style-name="ce4" office:value-type="string" calcext:value-type="string">
            <text:p>1. REQUETE HTTP</text:p>
            <text:p>GET</text:p>
          </table:table-cell>
          <table:table-cell table:style-name="ce6" office:value-type="string" calcext:value-type="string">
            <text:p>CONTROLLER WEB API</text:p>
          </table:table-cell>
          <table:table-cell table:style-name="ce11"/>
          <table:table-cell table:style-name="ce14" office:value-type="string" calcext:value-type="string">
            <text:p><text:span text:style-name="T2">4. RENVOI DES RESULTATS</text:span></text:p>
            <text:p><text:span text:style-name="T2">APRÈS TRAITEMENT</text:span></text:p>
          </table:table-cell>
          <table:table-cell table:style-name="ce2" table:number-columns-repeated="1019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7" office:value-type="string" calcext:value-type="string">
            <text:p>2. APPEL DES CONTROLLERS</text:p>
            <text:p>APPROPIÉS</text:p>
          </table:table-cell>
          <table:table-cell table:style-name="ce12"/>
          <table:table-cell table:style-name="ce15" office:value-type="string" calcext:value-type="string">
            <text:p>CONTROLLERS</text:p>
          </table:table-cell>
          <table:table-cell table:style-name="ce2"/>
          <table:table-cell table:style-name="ce4" office:value-type="string" calcext:value-type="string">
            <text:p><text:span text:style-name="T3">5 Controllers : </text:span></text:p>
            <text:p><text:span text:style-name="T3">BLOG – FORUM – PROFILS – LIEUX – EVENEMENTS</text:span></text:p>
            <text:p><text:span text:style-name="T3">EXEMPLE : BLOGCONTROLLER</text:span></text:p>
          </table:table-cell>
          <table:table-cell table:style-name="ce2"/>
          <table:table-cell table:style-name="ce18" office:value-type="string" calcext:value-type="string" table:number-columns-spanned="1" table:number-rows-spanned="43">
            <text:p><text:span text:style-name="T9">class </text:span><text:span text:style-name="T10">Blog</text:span></text:p>
            <text:p><text:span text:style-name="T9">{</text:span></text:p>
            <text:p><text:span text:style-name="T11"/><text:span text:style-name="T11">//Propriétés de la classe</text:span></text:p>
            <text:p><text:span text:style-name="T9"/><text:span text:style-name="T9">public </text:span><text:span text:style-name="T12">Blog</text:span><text:span text:style-name="T9">(string _Id, string _Name, string _Categorie)</text:span></text:p>
            <text:p><text:span text:style-name="T9"/><text:span text:style-name="T9">{</text:span></text:p>
            <text:p><text:span text:style-name="T11"/><text:span text:style-name="T11"/><text:span text:style-name="T11">//Constructeur</text:span></text:p>
            <text:p><text:span text:style-name="T9"/><text:span text:style-name="T9">}</text:span></text:p>
            <text:p><text:span text:style-name="T9">}</text:span></text:p>
            <text:p><text:span text:style-name="T9"/></text:p>
            <text:p><text:span text:style-name="T9">class </text:span><text:span text:style-name="T13">BlogPost</text:span></text:p>
            <text:p><text:span text:style-name="T9">{</text:span></text:p>
            <text:p><text:span text:style-name="T11"/><text:span text:style-name="T11">//Propriétés de la classe</text:span></text:p>
            <text:p><text:span text:style-name="T9"/><text:span text:style-name="T9">public </text:span><text:span text:style-name="T12">BlogPost</text:span><text:span text:style-name="T9">(string _Id, string _Content, string _Author, string _Title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/><text:span text:style-name="T11">//Constructeur</text:span></text:p>
            <text:p><text:span text:style-name="T9"/><text:span text:style-name="T9"/><text:span text:style-name="T9">}</text:span></text:p>
            <text:p><text:span text:style-name="T9">}</text:span></text:p>
            <text:p><text:span text:style-name="T9"/></text:p>
            <text:p><text:span text:style-name="T9">class </text:span><text:span text:style-name="T13">BlogPostComment</text:span></text:p>
            <text:p><text:span text:style-name="T9">{</text:span></text:p>
            <text:p><text:span text:style-name="T11"/><text:span text:style-name="T11">//Propriétés de la classe</text:span></text:p>
            <text:p><text:span text:style-name="T9"/><text:span text:style-name="T9">public </text:span><text:span text:style-name="T12">BlogPostComment</text:span><text:span text:style-name="T9">(string _Id, string _Content, string _Author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/><text:span text:style-name="T11">//Constructeur</text:span></text:p>
            <text:p><text:span text:style-name="T9"/><text:span text:style-name="T9"/><text:span text:style-name="T9">}</text:span></text:p>
            <text:p><text:span text:style-name="T9">}</text:span></text:p>
            <text:p><text:span text:style-name="T9"/></text:p>
            <text:p><text:span text:style-name="T9">class </text:span><text:span text:style-name="T13">BlogController</text:span><text:span text:style-name="T9"> : </text:span><text:span text:style-name="T13">ApiController</text:span></text:p>
            <text:p><text:span text:style-name="T9">{</text:span></text:p>
            <text:p><text:span text:style-name="T9"/><text:span text:style-name="T9">public string </text:span><text:span text:style-name="T12">Get</text:span><text:span text:style-name="T9">(string id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>//Méthode GET test</text:span></text:p>
            <text:p><text:span text:style-name="T9"/><text:span text:style-name="T9"/><text:span text:style-name="T9">}</text:span></text:p>
            <text:p><text:span text:style-name="T9"/></text:p>
            <text:p><text:span text:style-name="T9"/><text:span text:style-name="T9">public void </text:span><text:span text:style-name="T12">AddBlog</text:span><text:span text:style-name="T9">(</text:span><text:span text:style-name="T10">Blog</text:span><text:span text:style-name="T9"> blog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>//Ajout unitaire de blog dans la BD LUCENE</text:span></text:p>
            <text:p><text:span text:style-name="T9"/><text:span text:style-name="T9"/><text:span text:style-name="T9">}</text:span></text:p>
            <text:p><text:span text:style-name="T9"/><text:span text:style-name="T9"/></text:p>
            <text:p><text:span text:style-name="T9"/><text:span text:style-name="T9">public void </text:span><text:span text:style-name="T12">AddBlogPost</text:span><text:span text:style-name="T9">(</text:span><text:span text:style-name="T13">BlogPost</text:span><text:span text:style-name="T9"> blogpost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>//Ajout unitaire de post blog dans la BD LUCENE</text:span></text:p>
            <text:p><text:span text:style-name="T9"/><text:span text:style-name="T9"/><text:span text:style-name="T9">}</text:span></text:p>
            <text:p><text:span text:style-name="T9"/><text:span text:style-name="T9"/></text:p>
            <text:p><text:span text:style-name="T9"/><text:span text:style-name="T9">public void </text:span><text:span text:style-name="T12">AddBlogPostComment</text:span><text:span text:style-name="T9">(</text:span><text:span text:style-name="T13">BlogPostComment</text:span><text:span text:style-name="T9"> blogpostcomment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>//Ajout unitaire de commentaire sur un post de blog dans la BD LUCENE</text:span></text:p>
            <text:p><text:span text:style-name="T9"/><text:span text:style-name="T9"/><text:span text:style-name="T9">}</text:span></text:p>
            <text:p><text:span text:style-name="T9"/><text:span text:style-name="T9"/></text:p>
            <text:p><text:span text:style-name="T11"/><text:span text:style-name="T11">// GET search/blog/SimpleSearchBlog/keyword</text:span></text:p>
            <text:p><text:span text:style-name="T9"/><text:span text:style-name="T9">public IEnumerable&lt;</text:span><text:span text:style-name="T13">Blog</text:span><text:span text:style-name="T9">&gt; </text:span><text:span text:style-name="T12">SimpleSearchBlog</text:span><text:span text:style-name="T9">(string keyword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/><text:span text:style-name="T11">//Recherche simple de blog</text:span></text:p>
            <text:p><text:span text:style-name="T9"/><text:span text:style-name="T9"/><text:span text:style-name="T9">}</text:span></text:p>
            <text:p><text:span text:style-name="T9"/><text:span text:style-name="T9"/></text:p>
            <text:p><text:span text:style-name="T9"/><text:span text:style-name="T9">public IEnumerable&lt;</text:span><text:span text:style-name="T13">BlogPost</text:span><text:span text:style-name="T9">&gt; </text:span><text:span text:style-name="T12">SimpleSearchBlogPost</text:span><text:span text:style-name="T9">(string keyword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/><text:span text:style-name="T11">//Recherche simple de post de blog</text:span></text:p>
            <text:p><text:span text:style-name="T9"/><text:span text:style-name="T9"/><text:span text:style-name="T9">}</text:span></text:p>
            <text:p><text:span text:style-name="T9"/><text:span text:style-name="T9"/></text:p>
            <text:p><text:span text:style-name="T9"/><text:span text:style-name="T9">public IEnumerable&lt;</text:span><text:span text:style-name="T13">BlogPostComment</text:span><text:span text:style-name="T9">&gt; </text:span><text:span text:style-name="T12">SimpleSearchBlogComment</text:span><text:span text:style-name="T9">(string keyword)</text:span></text:p>
            <text:p><text:span text:style-name="T9"/><text:span text:style-name="T9"/><text:span text:style-name="T9">{</text:span></text:p>
            <text:p><text:span text:style-name="T11"/><text:span text:style-name="T11"/><text:span text:style-name="T11"/><text:span text:style-name="T11">//Recherche simple de commentaire</text:span></text:p>
            <text:p><text:span text:style-name="T9"/><text:span text:style-name="T9"/><text:span text:style-name="T9">}</text:span></text:p>
            <text:p><text:span text:style-name="T9"/></text:p>
            <text:p><text:span text:style-name="T11"/><text:span text:style-name="T11">// GET search/blog/AdvancedSearchBlog/keyword</text:span><text:span text:style-name="T11"/><text:span text:style-name="T11"/></text:p>
            <text:p><text:span text:style-name="T9"/><text:span text:style-name="T9">public IEnumerable&lt;</text:span><text:span text:style-name="T13">Blog</text:span><text:span text:style-name="T9">&gt; </text:span><text:span text:style-name="T12">AdvancedSearchBlog</text:span><text:span text:style-name="T9">(string keyword, string filter1, string filter2, string filter3)</text:span></text:p>
            <text:p><text:span text:style-name="T9"/><text:span text:style-name="T9">{</text:span></text:p>
            <text:p><text:span text:style-name="T11"/><text:span text:style-name="T11"/><text:span text:style-name="T11"/><text:span text:style-name="T11">//Recherche avancée de blog</text:span></text:p>
            <text:p><text:span text:style-name="T9"/><text:span text:style-name="T9">}</text:span></text:p>
            <text:p><text:span text:style-name="T9"/></text:p>
            <text:p><text:span text:style-name="T9"/><text:span text:style-name="T9">public IEnumerable&lt;</text:span><text:span text:style-name="T13">BlogPost</text:span><text:span text:style-name="T9">&gt; </text:span><text:span text:style-name="T12">AdvancedSearchBlogPost</text:span><text:span text:style-name="T9">(string keyword, string filter1, string filter2, string filter3)</text:span></text:p>
            <text:p><text:span text:style-name="T9"/><text:span text:style-name="T9">{</text:span></text:p>
            <text:p><text:span text:style-name="T11"/><text:span text:style-name="T11"/><text:span text:style-name="T11"/><text:span text:style-name="T11">//Recherche avancée de post de blog</text:span></text:p>
            <text:p><text:span text:style-name="T9"/><text:span text:style-name="T9">}</text:span></text:p>
            <text:p><text:span text:style-name="T9"/></text:p>
            <text:p><text:span text:style-name="T9"/><text:span text:style-name="T9">public IEnumerable&lt;</text:span><text:span text:style-name="T13">BlogPostComment</text:span><text:span text:style-name="T9">&gt; </text:span><text:span text:style-name="T12">AdvancedSearchBlogPostComment</text:span><text:span text:style-name="T9">(string keyword, string filter1, string filter2, string filter3)</text:span></text:p>
            <text:p><text:span text:style-name="T9"/><text:span text:style-name="T9">{</text:span></text:p>
            <text:p><text:span text:style-name="T11"/><text:span text:style-name="T11"/><text:span text:style-name="T11"/><text:span text:style-name="T11">//Recherche avancée de commentaire</text:span></text:p>
            <text:p><text:span text:style-name="T9"/><text:span text:style-name="T9">}</text:span></text:p>
            <text:p><text:span text:style-name="T9">}</text:span></text:p>
          </table:table-cell>
          <table:table-cell table:style-name="ce2" table:number-columns-repeated="1015"/>
        </table:table-row>
        <table:table-row table:style-name="ro1">
          <table:table-cell table:number-columns-repeated="3"/>
          <table:table-cell table:style-name="ce10"/>
          <table:table-cell table:number-columns-repeated="4"/>
          <table:covered-table-cell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8" office:value-type="string" calcext:value-type="string">
            <text:p>SERVEUR ELASTIC SEARCH</text:p>
            <text:p>BDD LUCENE</text:p>
          </table:table-cell>
          <table:table-cell table:style-name="ce11" office:value-type="string" calcext:value-type="string" table:number-columns-spanned="2" table:number-rows-spanned="1">
            <text:p><text:span text:style-name="T1">3. QUERY (RECHERCHE) </text:span></text:p>
            <text:p><text:span text:style-name="T1">/REPONSE</text:span></text:p>
            <text:p>/REPONSE</text:p>
          </table:table-cell>
          <table:covered-table-cell table:style-name="ce4"/>
          <table:table-cell table:style-name="ce2" table:number-columns-repeated="3"/>
          <table:covered-table-cell table:style-name="ce2"/>
          <table:table-cell table:style-name="ce2" table:number-columns-repeated="1015"/>
        </table:table-row>
        <table:table-row table:style-name="ro1">
          <table:table-cell table:number-columns-repeated="3"/>
          <table:table-cell table:style-name="ce10"/>
          <table:table-cell table:number-columns-repeated="4"/>
          <table:covered-table-cell/>
          <table:table-cell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EXPORT DE DONNEES</text:p>
          </table:table-cell>
          <table:table-cell table:style-name="Default"/>
          <table:table-cell table:style-name="ce13"/>
          <table:table-cell table:style-name="ce16" office:value-type="string" calcext:value-type="string">
            <text:p>OUTILS DE MIGRATION</text:p>
          </table:table-cell>
          <table:table-cell table:style-name="ce2"/>
          <table:table-cell table:style-name="Default"/>
          <table:table-cell table:style-name="ce2"/>
          <table:covered-table-cell table:style-name="ce2"/>
          <table:table-cell table:style-name="ce2" table:number-columns-repeated="1015"/>
        </table:table-row>
        <table:table-row table:style-name="ro1">
          <table:table-cell table:number-columns-repeated="3"/>
          <table:table-cell table:style-name="ce10"/>
          <table:table-cell table:number-columns-repeated="2"/>
          <table:table-cell table:style-name="ce17" office:value-type="string" calcext:value-type="string" table:number-columns-spanned="1" table:number-rows-spanned="24">
            <text:p><text:span text:style-name="T4">class </text:span><text:span text:style-name="T5">MigrationScript</text:span></text:p>
            <text:p><text:span text:style-name="T4">{</text:span></text:p>
            <text:p><text:span text:style-name="T6"/><text:span text:style-name="T6">//Main</text:span></text:p>
            <text:p><text:span text:style-name="T4"/><text:span text:style-name="T4">static void </text:span><text:span text:style-name="T7">Main</text:span><text:span text:style-name="T4">(string[] args)</text:span></text:p>
            <text:p><text:span text:style-name="T4"/><text:span text:style-name="T4">{</text:span></text:p>
            <text:p><text:span text:style-name="T6"/><text:span text:style-name="T6"/><text:span text:style-name="T6">//Effectue les migrations</text:span></text:p>
            <text:p><text:span text:style-name="T4"/><text:span text:style-name="T4">}</text:span></text:p>
            <text:p><text:span text:style-name="T4"/></text:p>
            <text:p><text:span text:style-name="T4"/></text:p>
            <text:p><text:span text:style-name="T4"/><text:span text:style-name="T4">static bool </text:span><text:span text:style-name="T7">blogMigration</text:span><text:span text:style-name="T4">(</text:span><text:span text:style-name="T8">ElasticClient</text:span><text:span text:style-name="T4"> elastic)</text:span></text:p>
            <text:p><text:span text:style-name="T4"/><text:span text:style-name="T4">{</text:span></text:p>
            <text:p><text:span text:style-name="T6"/><text:span text:style-name="T6"/><text:span text:style-name="T6">//Methode pour la migration de blog</text:span></text:p>
            <text:p><text:span text:style-name="T4"/><text:span text:style-name="T4">}</text:span></text:p>
            <text:p><text:span text:style-name="T4"/></text:p>
            <text:p><text:span text:style-name="T4"/></text:p>
            <text:p><text:span text:style-name="T4"/><text:span text:style-name="T4">static bool </text:span><text:span text:style-name="T7">placeMigration</text:span><text:span text:style-name="T4">(</text:span><text:span text:style-name="T5">ElasticClient</text:span><text:span text:style-name="T4"> elastic)</text:span></text:p>
            <text:p><text:span text:style-name="T4"/><text:span text:style-name="T4">{</text:span></text:p>
            <text:p><text:span text:style-name="T6"/><text:span text:style-name="T6"/><text:span text:style-name="T6">//Methode pour la migration de lieux</text:span></text:p>
            <text:p><text:span text:style-name="T4"/><text:span text:style-name="T4">}</text:span></text:p>
            <text:p><text:span text:style-name="T4"/></text:p>
            <text:p><text:span text:style-name="T4"/><text:span text:style-name="T4">static bool </text:span><text:span text:style-name="T7">userMigration</text:span><text:span text:style-name="T4">(</text:span><text:span text:style-name="T5">ElasticClient</text:span><text:span text:style-name="T4"> elastic)</text:span></text:p>
            <text:p><text:span text:style-name="T4"/><text:span text:style-name="T4">{</text:span></text:p>
            <text:p><text:span text:style-name="T6"/><text:span text:style-name="T6"/><text:span text:style-name="T6">//Methode pour la migration de profils</text:span></text:p>
            <text:p><text:span text:style-name="T4"/><text:span text:style-name="T4">}</text:span></text:p>
            <text:p><text:span text:style-name="T4"/></text:p>
            <text:p><text:span text:style-name="T4"/><text:span text:style-name="T4">static bool </text:span><text:span text:style-name="T7">eventMigration</text:span><text:span text:style-name="T4">(</text:span><text:span text:style-name="T5">ElasticClient</text:span><text:span text:style-name="T4"> elastic)</text:span></text:p>
            <text:p><text:span text:style-name="T4"/><text:span text:style-name="T4">{</text:span></text:p>
            <text:p><text:span text:style-name="T6"/><text:span text:style-name="T6"/><text:span text:style-name="T6">//Methode pour la migration d'évènements</text:span></text:p>
            <text:p><text:span text:style-name="T4"/><text:span text:style-name="T4">}</text:span><text:span text:style-name="T4"/></text:p>
            <text:p><text:span text:style-name="T4"/></text:p>
            <text:p><text:span text:style-name="T4"/><text:span text:style-name="T4">static bool </text:span><text:span text:style-name="T7">forumMigration</text:span><text:span text:style-name="T4">(</text:span><text:span text:style-name="T5">ElasticClient</text:span><text:span text:style-name="T4"> elastic)</text:span></text:p>
            <text:p><text:span text:style-name="T4"/><text:span text:style-name="T4">{</text:span></text:p>
            <text:p><text:span text:style-name="T6"/><text:span text:style-name="T6"/><text:span text:style-name="T6">//Methode pour la migration de messages du forum</text:span></text:p>
            <text:p><text:span text:style-name="T4"/><text:span text:style-name="T4">}</text:span></text:p>
            <text:p><text:span text:style-name="T4"/></text:p>
            <text:p><text:span text:style-name="T4">}</text:span></text:p>
          </table:table-cell>
          <table:table-cell/>
          <table:covered-table-cell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8" office:value-type="string" calcext:value-type="string">
            <text:p>SERVEUR MySQL</text:p>
          </table:table-cell>
          <table:table-cell table:style-name="ce11"/>
          <table:table-cell table:style-name="ce4" office:value-type="string" calcext:value-type="string">
            <text:p>REQUETE D'EXPORT</text:p>
          </table:table-cell>
          <table:table-cell table:style-name="ce2"/>
          <table:covered-table-cell table:style-name="ce2"/>
          <table:table-cell table:style-name="ce2"/>
          <table:covered-table-cell table:style-name="ce2"/>
          <table:table-cell table:style-name="ce2" table:number-columns-repeated="1015"/>
        </table:table-row>
        <table:table-row table:style-name="ro1">
          <table:table-cell table:number-columns-repeated="3"/>
          <table:table-cell table:style-name="ce10"/>
          <table:table-cell table:number-columns-repeated="2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 table:number-columns-repeated="2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 table:number-columns-repeated="2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3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4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Ubuntu" svg:font-family="Ubuntu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6:37:47.736000000</meta:creation-date>
    <dc:date>2014-11-04T18:18:16.663000000</dc:date>
    <meta:editing-duration>PT8M49S</meta:editing-duration>
    <meta:editing-cycles>2</meta:editing-cycles>
    <meta:generator>LibreOffice/4.3.0.4$Windows_x86 LibreOffice_project/62ad5818884a2fc2e5780dd45466868d41009ec0</meta:generator>
    <meta:document-statistic meta:table-count="1" meta:cell-count="16" meta:object-count="11"/>
  </office:meta>
</office:document-meta>
</file>